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9a8ce" officeooo:paragraph-rsid="00131c1e"/>
    </style:style>
    <style:style style:name="P2" style:family="paragraph" style:parent-style-name="Text_20_body">
      <style:text-properties style:font-name="Liberation Sans" fo:font-size="12pt" officeooo:paragraph-rsid="000ba04e" style:font-size-asian="12pt" style:font-size-complex="12pt"/>
    </style:style>
    <style:style style:name="P3" style:family="paragraph" style:parent-style-name="Text_20_body">
      <style:text-properties style:font-name="Liberation Sans" fo:font-size="12pt" officeooo:paragraph-rsid="000e2665" style:font-size-asian="12pt" style:font-size-complex="12pt"/>
    </style:style>
    <style:style style:name="P4" style:family="paragraph" style:parent-style-name="Text_20_body">
      <style:text-properties style:font-name="Liberation Sans" fo:font-size="12pt" officeooo:paragraph-rsid="000bbcb4" style:font-size-asian="12pt" style:font-size-complex="12pt"/>
    </style:style>
    <style:style style:name="P5" style:family="paragraph" style:parent-style-name="Text_20_body">
      <style:text-properties style:font-name="Liberation Sans" fo:font-size="12pt" officeooo:rsid="000db163" officeooo:paragraph-rsid="000db163" style:font-size-asian="12pt" style:font-size-complex="12pt"/>
    </style:style>
    <style:style style:name="P6" style:family="paragraph" style:parent-style-name="Text_20_body">
      <style:text-properties style:font-name="Liberation Sans" fo:font-size="12pt" officeooo:rsid="000e2665" officeooo:paragraph-rsid="000e2665" style:font-size-asian="12pt" style:font-size-complex="12pt"/>
    </style:style>
    <style:style style:name="P7" style:family="paragraph" style:parent-style-name="Text_20_body">
      <style:text-properties style:font-name="Liberation Sans" fo:font-size="12pt" officeooo:rsid="0009a8ce" officeooo:paragraph-rsid="0009a8ce" style:font-size-asian="12pt" style:font-size-complex="12pt"/>
    </style:style>
    <style:style style:name="P8" style:family="paragraph" style:parent-style-name="Text_20_body">
      <style:text-properties style:font-name="Liberation Sans" fo:font-size="12pt" officeooo:rsid="00131c1e" officeooo:paragraph-rsid="00131c1e" style:font-size-asian="12pt" style:font-size-complex="12pt"/>
    </style:style>
    <style:style style:name="P9" style:family="paragraph" style:parent-style-name="Text_20_body">
      <style:text-properties style:font-name="Liberation Sans" fo:font-size="12pt" officeooo:paragraph-rsid="00149886" style:font-size-asian="12pt" style:font-size-complex="12p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2pt" fo:font-style="normal" style:text-underline-style="none" fo:font-weight="normal" officeooo:rsid="00149886" officeooo:paragraph-rsid="00149886" style:text-blinking="false" fo:background-color="transparent" style:font-size-asian="12pt" style:font-size-complex="12pt"/>
    </style:style>
    <style:style style:name="T1" style:family="text">
      <style:text-properties officeooo:rsid="0009a8ce"/>
    </style:style>
    <style:style style:name="T2" style:family="text">
      <style:text-properties officeooo:rsid="000ba04e"/>
    </style:style>
    <style:style style:name="T3" style:family="text">
      <style:text-properties officeooo:rsid="000bbcb4"/>
    </style:style>
    <style:style style:name="T4" style:family="text">
      <style:text-properties officeooo:rsid="0011a330"/>
    </style:style>
    <style:style style:name="T5" style:family="text">
      <style:text-properties officeooo:rsid="00131c1e"/>
    </style:style>
    <style:style style:name="T6" style:family="text">
      <style:text-properties style:font-name="Liberation Serif"/>
    </style:style>
    <style:style style:name="T7" style:family="text">
      <style:text-properties style:font-name="Liberation Serif" officeooo:rsid="00131c1e"/>
    </style:style>
    <style:style style:name="T8" style:family="text">
      <style:text-properties style:font-name="Liberation Sans"/>
    </style:style>
    <style:style style:name="T9" style:family="text">
      <style:text-properties style:font-name="Liberation Sans" officeooo:rsid="00131c1e"/>
    </style:style>
    <style:style style:name="T10" style:family="text">
      <style:text-properties style:font-name="Liberation Sans" fo:font-size="12pt" style:font-size-asian="12pt" style:font-size-complex="12pt"/>
    </style:style>
    <style:style style:name="T11" style:family="text">
      <style:text-properties style:font-name="Liberation Sans" fo:font-size="12pt" officeooo:rsid="00131c1e" style:font-size-asian="12pt" style:font-size-complex="12pt"/>
    </style:style>
    <style:style style:name="T12" style:family="text">
      <style:text-properties officeooo:rsid="00149886"/>
    </style:style>
    <style:style style:name="T13" style:family="text">
      <style:text-properties fo:font-weight="bold" style:font-weight-asian="bold" style:font-weight-complex="bold"/>
    </style:style>
    <style:style style:name="T14" style:family="text">
      <style:text-properties fo:font-weight="bold" officeooo:rsid="00131c1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3">Affinity propagation as the main algorithm</text:span></text:p>
      <text:p text:style-name="P10"><text:bookmark text:name="docs-internal-guid-a986b6a6-435c-d686-0c97-e82710738012"/>We have decided to try the affinity propagation algorithm in the first prototype. </text:p>
      <text:p text:style-name="P2"><text:span text:style-name="T1">Affinity propagation is a relatively new algorithm, firstly described by Brendan et. al. [src1]. The basic idea is to improve the classical k-means method by considering all data points as potential exemplars of clusters. </text:span></text:p>
      <text:p text:style-name="P3"><text:span text:style-name="T2">It is also important that, as the algorithm uses arbitrary affinity function s(x, y). It allows us to use prior knowledge and set affinity between logs we know for sure aren't in the same cluster to negative infinity. (eg. in some version of the classifier we have grouped some logs and set the same solution to both of them, but later we got users feedback indicating that the solution doesn't work for one of them and despite their similarity, they should be in different clusters).</text:span></text:p>
      <text:p text:style-name="P4"><text:span text:style-name="T1">The mechanism for choosing final set is to cluster the dataset by passing two kinds of real-valued messages between data points: responsibility r(x, Y) and availability a(Y, x). Higher responsibility value means that point Y is a good exemplar candidate from x point of view. Higher availability value means that from Y point of view it is a good candidate for point x.</text:span></text:p>
      <text:p text:style-name="P4"><text:span text:style-name="T3">Initially, all a(x, y) = 0. The responsibilities are computed using rule </text:span></text:p>
      <text:p text:style-name="P4"><text:span text:style-name="T3">r(x,y) = s(x, y) – max{y' != y} (a(x, y') – s(x, y')).</text:span></text:p>
      <text:p text:style-name="P5">The availabilities are computed using the rule</text:p>
      <text:p text:style-name="P5">a(y, x) = min(0, r(y, y) + sum{x' != x} max(0, r(x', y))</text:p>
      <text:p text:style-name="P6">a(y, y) = sum{x' != y} max(0, r(x', y))</text:p>
      <text:p text:style-name="P6">At each step we can compute a(x, y) + r(x, y) for all x and check which y (including x) maximises this sum – it will be the exemplar of x.</text:p>
      <text:p text:style-name="P6">Authors [src1] say, that is also important to use damping, in order to avoid numerical problems. Each message value is multiplied by some D and then added to the previously send message multiplied by (1-D). They suggested the const value of D=0.5.</text:p>
      <text:p text:style-name="P6">The algorithm can finish after some number of epochs, when changes in messages are below some treshold or when points' decisions remain unchanged for some number of iterations. <text:s/></text:p>
      <text:p text:style-name="P2"><text:span text:style-name="T2">The algorithm allows us to control number of clusters in different manner than k-means – instead of just setting the parameter to some value, we have to control the s(x, x) function – as it increases, points are more inclined to choose themselves as exemplars and in increase total number of clusters. As [src1] suggests, t</text:span>he <text:span text:style-name="T3">shared </text:span>value <text:span text:style-name="T3">for all datapoints “</text:span>could be the median of the input similarities (resulting in a moderate number of clusters) or their minimum (resulting in a small number of clusters).” - <text:span text:style-name="T3">choosing it will be probably trial-and-error based process.</text:span></text:p>
      <text:p text:style-name="P9"><text:span text:style-name="T4">Additionally, in some situations there's a chance that the algorithm will not converge and oscillate between equally good solutions, but adding a tiny noise to the similarities can easily </text:span><text:soft-page-break/><text:span text:style-name="T4">prevent that.</text:span></text:p>
      <text:p text:style-name="P9"><text:span text:style-name="T14">Why not other algorithms:</text:span></text:p>
      <text:p text:style-name="P7"><text:span text:style-name="T5">From [src1] “</text:span>Hierarchical agglomerative clustering (14) and spectral clustering (15) solve the quite different problem of recursively comparing pairs of points to find partitions of the data. These techniques do not require that all points within a cluster be similar to a single center and are thus not well-suited to many tasks. In particular, two points that should not be in the same cluster may be grouped together by an unfortunate sequence of pairwise groupings.”</text:p>
      <text:p text:style-name="P8">Our supporting algorithm is spectral clustering – it also achieves state of the art results in clustering, but we need both the exemplar (will be needed for analysis and entering solutions) and the property of having all points similar to the exemplar.</text:p>
      <text:p text:style-name="P8"/>
      <text:p text:style-name="P8"/>
      <text:p text:style-name="P1"><text:span text:style-name="T11">[scr1] </text:span><text:a xlink:type="simple" xlink:href="http://www.psi.toronto.edu/affinitypropagation/FreyDueckScience07.pdf" text:style-name="Internet_20_link" text:visited-style-name="Visited_20_Internet_20_Link"><text:span text:style-name="T10">http://www.psi.toronto.edu/affinitypropagation/FreyDueckScience07.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3T15:41:36.451377394</meta:creation-date>
    <dc:date>2016-04-23T17:49:38.842238830</dc:date>
    <meta:editing-duration>PT2M32S</meta:editing-duration>
    <meta:editing-cycles>2</meta:editing-cycles>
    <meta:generator>LibreOffice/5.0.5.2$Linux_X86_64 LibreOffice_project/00m0$Build-2</meta:generator>
    <meta:document-statistic meta:table-count="0" meta:image-count="0" meta:object-count="0" meta:page-count="2" meta:paragraph-count="19" meta:word-count="599" meta:character-count="3626" meta:non-whitespace-character-count="3035"/>
  </office:meta>
</office:document-meta>
</file>